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47.4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48.01mm"/>
    </style:style>
    <style:style style:name="co15" style:family="table-column">
      <style:table-column-properties fo:break-before="auto" style:column-width="33.85mm"/>
    </style:style>
    <style:style style:name="co16" style:family="table-column">
      <style:table-column-properties fo:break-before="auto" style:column-width="69.25mm"/>
    </style:style>
    <style:style style:name="co17" style:family="table-column">
      <style:table-column-properties fo:break-before="auto" style:column-width="31.13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1.78mm"/>
    </style:style>
    <style:style style:name="co22" style:family="table-column">
      <style:table-column-properties fo:break-before="auto" style:column-width="34.94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55.09mm"/>
    </style:style>
    <style:style style:name="co25" style:family="table-column">
      <style:table-column-properties fo:break-before="auto" style:column-width="24.59mm"/>
    </style:style>
    <style:style style:name="co26" style:family="table-column">
      <style:table-column-properties fo:break-before="auto" style:column-width="10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2"/>
    <style:style style:name="ce1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61"/>
    <style:style style:name="ce17" style:family="table-cell" style:parent-style-name="Default" style:data-style-name="N61">
      <style:text-properties style:font-name="Arial" fo:language="en" fo:country="US" style:font-name-asian="Linux Libertine G" style:font-name-complex="Arial"/>
    </style:style>
    <style:style style:name="ce18" style:family="table-cell" style:parent-style-name="Default">
      <style:text-properties style:font-name="Arial" fo:language="en" fo:country="US" style:font-name-asian="Linux Libertine G" style:font-name-complex="Arial"/>
    </style:style>
    <style:style style:name="ce19" style:family="table-cell" style:parent-style-name="Default" style:data-style-name="N2">
      <style:table-cell-properties fo:background-color="#ffff00"/>
    </style:style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21">
      <style:table-cell-properties fo:background-color="#ffff00"/>
    </style:style>
    <style:style style:name="ce28" style:family="table-cell" style:parent-style-name="Default" style:data-style-name="N121"/>
  </office:automatic-styles>
  <office:body>
    <office:spreadsheet>
      <table:calculation-settings table:automatic-find-labels="false"/>
      <table:table table:name="116S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9"/>
        <table:table-column table:style-name="co12" table:default-cell-style-name="ce17"/>
        <table:table-column table:style-name="co13" table:default-cell-style-name="ce18"/>
        <table:table-column table:style-name="co1" table:default-cell-style-name="Default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ce22"/>
        <table:table-column table:style-name="co21" table:default-cell-style-name="ce2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ce9"/>
        <table:table-column table:style-name="co1" table:default-cell-style-name="Default"/>
        <table:table-column table:style-name="co23" table:default-cell-style-name="ce9"/>
        <table:table-column table:style-name="co24" table:default-cell-style-name="ce9"/>
        <table:table-row table:style-name="ro1">
          <table:table-cell table:number-columns-repeated="8"/>
          <table:table-cell table:style-name="ce2" office:value-type="string" calcext:value-type="string">
            <text:p>Omega(SR)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Zbeam</text:p>
          </table:table-cell>
          <table:table-cell table:style-name="ce2" office:value-type="string" calcext:value-type="string">
            <text:p>Atarge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FA</text:p>
          </table:table-cell>
          <table:table-cell table:formula="of:=14.03/1000" office:value-type="float" office:value="0.01403" calcext:value-type="float">
            <text:p>0.01</text:p>
          </table:table-cell>
          <table:table-cell table:style-name="ce9" office:value-type="float" office:value="0.000002" calcext:value-type="float">
            <text:p>2.00E-0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HA</text:p>
          </table:table-cell>
          <table:table-cell table:formula="of:=7.249/1000" office:value-type="float" office:value="0.007249" calcext:value-type="float">
            <text:p>0.01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4" office:value-type="string" calcext:value-type="string">
            <text:p>Corrections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from errors in #beam, target thickness etc</text:p>
          </table:table-cell>
          <table:table-cell/>
          <table:table-cell table:style-name="ce21" office:value-type="string" calcext:value-type="string">
            <text:p>Efficiency</text:p>
          </table:table-cell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BIC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Experiment</text:p>
          </table:table-cell>
          <table:table-cell table:style-name="ce10" office:value-type="string" calcext:value-type="string">
            <text:p>Target</text:p>
          </table:table-cell>
          <table:table-cell table:style-name="ce11" office:value-type="string" calcext:value-type="string">
            <text:p>Peak Positions(Channel)</text:p>
          </table:table-cell>
          <table:table-cell table:style-name="ce11" office:value-type="string" calcext:value-type="string">
            <text:p>Theta(deg)</text:p>
          </table:table-cell>
          <table:table-cell table:style-name="ce11" office:value-type="string" calcext:value-type="string">
            <text:p>Target Thickness (ug/cm3)</text:p>
          </table:table-cell>
          <table:table-cell table:style-name="ce11" office:value-type="string" calcext:value-type="string">
            <text:p>Uncertainty</text:p>
          </table:table-cell>
          <table:table-cell table:style-name="ce10" office:value-type="string" calcext:value-type="string">
            <text:p>#target</text:p>
          </table:table-cell>
          <table:table-cell table:style-name="ce10"/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#beam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Isotopic Purity</text:p>
          </table:table-cell>
          <table:table-cell table:style-name="ce10"/>
          <table:table-cell table:style-name="ce11" office:value-type="string" calcext:value-type="string">
            <text:p>Cross-section(millibarn/sr)</text:p>
          </table:table-cell>
          <table:table-cell table:style-name="ce10" office:value-type="string" calcext:value-type="string">
            <text:p>Fitting uncertainty</text:p>
          </table:table-cell>
          <table:table-cell table:style-name="ce10" office:value-type="string" calcext:value-type="string">
            <text:p>Systematic uncertainty</text:p>
          </table:table-cell>
          <table:table-cell/>
          <table:table-cell table:style-name="ce10" office:value-type="string" calcext:value-type="string">
            <text:p>Channel 1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Rest of Channels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fficiency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14" office:value-type="string" calcext:value-type="string">
            <text:p>Current offset(e/s)</text:p>
          </table:table-cell>
          <table:table-cell/>
          <table:table-cell table:style-name="ce10" office:value-type="string" calcext:value-type="string">
            <text:p>#Beam(uncorrected)</text:p>
          </table:table-cell>
          <table:table-cell table:style-name="ce10" office:value-type="string" calcext:value-type="string">
            <text:p>Run Time(s)</text:p>
          </table:table-cell>
          <table:table-cell table:style-name="ce10" office:value-type="string" calcext:value-type="string">
            <text:p>Beam offset(e/s)</text:p>
          </table:table-cell>
          <table:table-cell table:style-name="ce10" office:value-type="string" calcext:value-type="string">
            <text:p>Beam offset(particles per secon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table:style-name="ce3" office:value-type="float" office:value="1603.4" calcext:value-type="float">
            <text:p>1603.4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1.6" calcext:value-type="float">
            <text:p>1.6</text:p>
          </table:table-cell>
          <table:table-cell table:formula="of:=[.G8]/([.$L$2]*1.661E-018)" office:value-type="float" office:value="2.66769083850609E+017" calcext:value-type="float">
            <text:p>2.67E+17</text:p>
          </table:table-cell>
          <table:table-cell/>
          <table:table-cell office:value-type="float" office:value="62988" calcext:value-type="float">
            <text:p>62988</text:p>
          </table:table-cell>
          <table:table-cell office:value-type="float" office:value="5860" calcext:value-type="float">
            <text:p>5860</text:p>
          </table:table-cell>
          <table:table-cell office:value-type="float" office:value="4300" calcext:value-type="float">
            <text:p>4300</text:p>
          </table:table-cell>
          <table:table-cell office:value-type="float" office:value="71" calcext:value-type="float">
            <text:p>71</text:p>
          </table:table-cell>
          <table:table-cell table:formula="of:=[.AF8]*[.$AD$12] + [.AH8]" office:value-type="float" office:value="709823959192547" calcext:value-type="float">
            <text:p>7.10E+14</text:p>
          </table:table-cell>
          <table:table-cell table:formula="of:=((SQRT([.K8])+SQRT([.L8]))*[.$J$2]/(1.61E-019*1000*[.$K$2]))" office:value-type="float" office:value="4068630299200.41" calcext:value-type="float">
            <text:p>4.07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8]/([.I8]*[.O8]*[.$I$3]*[.AA8]*[.Q8])" office:value-type="float" office:value="3.35474869922347" calcext:value-type="float">
            <text:p>3.35</text:p>
          </table:table-cell>
          <table:table-cell table:formula="of:=1E+027*[.N8]/([.I8]*[.O8]*[.$I$3]*1*[.AA8])" office:value-type="float" office:value="0.0541737302736463" calcext:value-type="float">
            <text:p>0.05</text:p>
          </table:table-cell>
          <table:table-cell table:formula="of:=SQRT(([.AB8]/[.AA8])^2+([.H8]/[.G8])^2+([.P8]/[.O8])^2)" office:value-type="float" office:value="0.0333687626508939" calcext:value-type="float">
            <text:p>0.03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30" calcext:value-type="float">
            <text:p>30</text:p>
          </table:table-cell>
          <table:table-cell office:value-type="float" office:value="18519" calcext:value-type="float">
            <text:p>18519</text:p>
          </table:table-cell>
          <table:table-cell office:value-type="float" office:value="140" calcext:value-type="float">
            <text:p>140</text:p>
          </table:table-cell>
          <table:table-cell table:formula="of:=[.Y8]/([.Y8]+[.W8])" office:value-type="float" office:value="0.954784491647762" calcext:value-type="float">
            <text:p>0.955</text:p>
          </table:table-cell>
          <table:table-cell table:formula="of:=[.AA8]*SQRT(([.Z8]/[.Y8])^2+([.Z8]^2+[.X8]^2)/([.Y8]+[.W8])^2)" office:value-type="float" office:value="0.0100883372423624" calcext:value-type="float">
            <text:p>0.010</text:p>
          </table:table-cell>
          <table:table-cell/>
          <table:table-cell table:style-name="ce9" office:value-type="float" office:value="58100000" calcext:value-type="float">
            <text:p>5.81E+07</text:p>
          </table:table-cell>
          <table:table-cell/>
          <table:table-cell table:formula="of:=(([.K8]-[.L8])*[.$J$2])/([.$K$2]*1.61E-019*1000)" office:value-type="float" office:value="709664596273292" calcext:value-type="float">
            <text:p>7.10E+14</text:p>
          </table:table-cell>
          <table:table-cell office:value-type="float" office:value="300" calcext:value-type="float">
            <text:p>300</text:p>
          </table:table-cell>
          <table:table-cell table:formula="of:=[.AG8]*[.$AD$8]" office:value-type="float" office:value="17430000000" calcext:value-type="float">
            <text:p>1.74E+10</text:p>
          </table:table-cell>
          <table:table-cell table:formula="of:=[.AH8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601.74" calcext:value-type="float">
            <text:p>1601.7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.5" calcext:value-type="float">
            <text:p>1.5</text:p>
          </table:table-cell>
          <table:table-cell table:formula="of:=[.G9]/([.$L$2]*1.661E-018)" office:value-type="float" office:value="2.662500778509E+017" calcext:value-type="float">
            <text:p>2.66E+17</text:p>
          </table:table-cell>
          <table:table-cell/>
          <table:table-cell office:value-type="float" office:value="33512" calcext:value-type="float">
            <text:p>33512</text:p>
          </table:table-cell>
          <table:table-cell office:value-type="float" office:value="645" calcext:value-type="float">
            <text:p>645</text:p>
          </table:table-cell>
          <table:table-cell office:value-type="float" office:value="10200" calcext:value-type="float">
            <text:p>10200</text:p>
          </table:table-cell>
          <table:table-cell office:value-type="float" office:value="106" calcext:value-type="float">
            <text:p>106</text:p>
          </table:table-cell>
          <table:table-cell table:formula="of:=[.AF9]*[.$AD$12] + [.AH9]" office:value-type="float" office:value="408384801428572" calcext:value-type="float">
            <text:p>4.08E+14</text:p>
          </table:table-cell>
          <table:table-cell table:formula="of:=((SQRT([.K9])+SQRT([.L9]))*[.$J$2]/(1.61E-019*1000*[.$K$2]))" office:value-type="float" office:value="2589561253942.65" calcext:value-type="float">
            <text:p>2.59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9]/([.I9]*[.O9]*[.$I$2]*[.AA9]*[.Q9])" office:value-type="float" office:value="7.00939147152749" calcext:value-type="float">
            <text:p>7.01</text:p>
          </table:table-cell>
          <table:table-cell table:formula="of:=1E+027*[.N9]/([.I9]*[.O9]*[.$I$2]*1*[.AA9])" office:value-type="float" office:value="0.0712401563794424" calcext:value-type="float">
            <text:p>0.07</text:p>
          </table:table-cell>
          <table:table-cell table:formula="of:=SQRT(([.AB9]/[.AA9])^2+([.H9]/[.G9])^2+([.P9]/[.O9])^2)" office:value-type="float" office:value="0.0317871614014803" calcext:value-type="float">
            <text:p>0.03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2" calcext:value-type="float">
            <text:p>22</text:p>
          </table:table-cell>
          <table:table-cell office:value-type="float" office:value="18326" calcext:value-type="float">
            <text:p>18326</text:p>
          </table:table-cell>
          <table:table-cell office:value-type="float" office:value="140" calcext:value-type="float">
            <text:p>140</text:p>
          </table:table-cell>
          <table:table-cell table:formula="of:=[.Y9]/([.Y9]+[.W9])" office:value-type="float" office:value="0.975357922188515" calcext:value-type="float">
            <text:p>0.975</text:p>
          </table:table-cell>
          <table:table-cell table:formula="of:=[.AA9]*SQRT(([.Z9]/[.Y9])^2+([.Z9]^2+[.X9]^2)/([.Y9]+[.W9])^2)" office:value-type="float" office:value="0.0104709857950431" calcext:value-type="float">
            <text:p>0.010</text:p>
          </table:table-cell>
          <table:table-cell table:number-columns-repeated="3"/>
          <table:table-cell table:formula="of:=(([.K9]-[.L9])*[.$J$2])/([.$K$2]*1.61E-019*1000)" office:value-type="float" office:value="408285714285714" calcext:value-type="float">
            <text:p>4.08E+14</text:p>
          </table:table-cell>
          <table:table-cell office:value-type="float" office:value="300" calcext:value-type="float">
            <text:p>300</text:p>
          </table:table-cell>
          <table:table-cell table:formula="of:=[.AG9]*[.$AD$8]" office:value-type="float" office:value="17430000000" calcext:value-type="float">
            <text:p>1.74E+10</text:p>
          </table:table-cell>
          <table:table-cell table:formula="of:=[.AH9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598.68" calcext:value-type="float">
            <text:p>1598.68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.5" calcext:value-type="float">
            <text:p>1.5</text:p>
          </table:table-cell>
          <table:table-cell table:formula="of:=[.G10]/([.$L$2]*1.661E-018)" office:value-type="float" office:value="2.662500778509E+017" calcext:value-type="float">
            <text:p>2.66E+17</text:p>
          </table:table-cell>
          <table:table-cell/>
          <table:table-cell office:value-type="float" office:value="49173" calcext:value-type="float">
            <text:p>49173</text:p>
          </table:table-cell>
          <table:table-cell office:value-type="float" office:value="641" calcext:value-type="float">
            <text:p>641</text:p>
          </table:table-cell>
          <table:table-cell office:value-type="float" office:value="5672" calcext:value-type="float">
            <text:p>5672</text:p>
          </table:table-cell>
          <table:table-cell office:value-type="float" office:value="81" calcext:value-type="float">
            <text:p>81</text:p>
          </table:table-cell>
          <table:table-cell table:formula="of:=[.AF10]*[.$AD$12] + [.AH10]" office:value-type="float" office:value="603019993975155" calcext:value-type="float">
            <text:p>6.03E+14</text:p>
          </table:table-cell>
          <table:table-cell table:formula="of:=((SQRT([.K10])+SQRT([.L10]))*[.$J$2]/(1.61E-019*1000*[.$K$2]))" office:value-type="float" office:value="3069165675501.06" calcext:value-type="float">
            <text:p>3.07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0]/([.I10]*[.O10]*[.$I$2]*[.AA10]*[.Q10])" office:value-type="float" office:value="2.64128798187172" calcext:value-type="float">
            <text:p>2.64</text:p>
          </table:table-cell>
          <table:table-cell table:formula="of:=1E+027*[.N10]/([.I10]*[.O10]*[.$I$2]*1*[.AA10])" office:value-type="float" office:value="0.0368895541868677" calcext:value-type="float">
            <text:p>0.04</text:p>
          </table:table-cell>
          <table:table-cell table:formula="of:=SQRT(([.AB10]/[.AA10])^2+([.H10]/[.G10])^2+([.P10]/[.O10])^2)" office:value-type="float" office:value="0.0312165655913986" calcext:value-type="float">
            <text:p>0.0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office:value-type="float" office:value="22216" calcext:value-type="float">
            <text:p>22216</text:p>
          </table:table-cell>
          <table:table-cell office:value-type="float" office:value="153" calcext:value-type="float">
            <text:p>153</text:p>
          </table:table-cell>
          <table:table-cell table:formula="of:=[.Y10]/([.Y10]+[.W10])" office:value-type="float" office:value="0.974770742837085" calcext:value-type="float">
            <text:p>0.975</text:p>
          </table:table-cell>
          <table:table-cell table:formula="of:=[.AA10]*SQRT(([.Z10]/[.Y10])^2+([.Z10]^2+[.X10]^2)/([.Y10]+[.W10])^2)" office:value-type="float" office:value="0.00943089690693456" calcext:value-type="float">
            <text:p>0.009</text:p>
          </table:table-cell>
          <table:table-cell table:number-columns-repeated="3"/>
          <table:table-cell table:formula="of:=(([.K10]-[.L10])*[.$J$2])/([.$K$2]*1.61E-019*1000)" office:value-type="float" office:value="602881987577640" calcext:value-type="float">
            <text:p>6.03E+14</text:p>
          </table:table-cell>
          <table:table-cell office:value-type="float" office:value="300" calcext:value-type="float">
            <text:p>300</text:p>
          </table:table-cell>
          <table:table-cell table:formula="of:=[.AG10]*[.$AD$8]" office:value-type="float" office:value="17430000000" calcext:value-type="float">
            <text:p>1.74E+10</text:p>
          </table:table-cell>
          <table:table-cell table:formula="of:=[.AH10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597.1" calcext:value-type="float">
            <text:p>1597.1</text:p>
          </table:table-cell>
          <table:table-cell office:value-type="float" office:value="40" calcext:value-type="float">
            <text:p>40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table:formula="of:=[.G11]/([.$L$2]*1.661E-018)" office:value-type="float" office:value="2.662500778509E+017" calcext:value-type="float">
            <text:p>2.66E+17</text:p>
          </table:table-cell>
          <table:table-cell/>
          <table:table-cell office:value-type="float" office:value="48146" calcext:value-type="float">
            <text:p>48146</text:p>
          </table:table-cell>
          <table:table-cell office:value-type="float" office:value="501" calcext:value-type="float">
            <text:p>501</text:p>
          </table:table-cell>
          <table:table-cell office:value-type="float" office:value="4705" calcext:value-type="float">
            <text:p>4705</text:p>
          </table:table-cell>
          <table:table-cell office:value-type="float" office:value="75" calcext:value-type="float">
            <text:p>75</text:p>
          </table:table-cell>
          <table:table-cell table:formula="of:=[.AF11]*[.$AD$12] + [.AH11]" office:value-type="float" office:value="591999156708075" calcext:value-type="float">
            <text:p>5.92E+14</text:p>
          </table:table-cell>
          <table:table-cell table:formula="of:=((SQRT([.K11])+SQRT([.L11]))*[.$J$2]/(1.61E-019*1000*[.$K$2]))" office:value-type="float" office:value="3003788784996.13" calcext:value-type="float">
            <text:p>3.00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1]/([.I11]*[.O11]*[.$I$2]*[.AA11]*[.Q11])" office:value-type="float" office:value="2.23150994163653" calcext:value-type="float">
            <text:p>2.23</text:p>
          </table:table-cell>
          <table:table-cell table:formula="of:=1E+027*[.N11]/([.I11]*[.O11]*[.$I$2]*1*[.AA11])" office:value-type="float" office:value="0.034788789419562" calcext:value-type="float">
            <text:p>0.03</text:p>
          </table:table-cell>
          <table:table-cell table:formula="of:=SQRT(([.AB11]/[.AA11])^2+([.H11]/[.G11])^2+([.P11]/[.O11])^2)" office:value-type="float" office:value="0.0319328115339393" calcext:value-type="float">
            <text:p>0.03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 office:value-type="float" office:value="15488" calcext:value-type="float">
            <text:p>15488</text:p>
          </table:table-cell>
          <table:table-cell office:value-type="float" office:value="130" calcext:value-type="float">
            <text:p>130</text:p>
          </table:table-cell>
          <table:table-cell table:formula="of:=[.Y11]/([.Y11]+[.W11])" office:value-type="float" office:value="0.974885126203814" calcext:value-type="float">
            <text:p>0.975</text:p>
          </table:table-cell>
          <table:table-cell table:formula="of:=[.AA11]*SQRT(([.Z11]/[.Y11])^2+([.Z11]^2+[.X11]^2)/([.Y11]+[.W11])^2)" office:value-type="float" office:value="0.0114935323023935" calcext:value-type="float">
            <text:p>0.011</text:p>
          </table:table-cell>
          <table:table-cell/>
          <table:table-cell table:style-name="ce14" office:value-type="string" calcext:value-type="string">
            <text:p>Current Gradient</text:p>
          </table:table-cell>
          <table:table-cell/>
          <table:table-cell table:formula="of:=(([.K11]-[.L11])*[.$J$2])/([.$K$2]*1.61E-019*1000)" office:value-type="float" office:value="591863354037267" calcext:value-type="float">
            <text:p>5.92E+14</text:p>
          </table:table-cell>
          <table:table-cell office:value-type="float" office:value="300" calcext:value-type="float">
            <text:p>300</text:p>
          </table:table-cell>
          <table:table-cell table:formula="of:=[.AG11]*[.$AD$8]" office:value-type="float" office:value="17430000000" calcext:value-type="float">
            <text:p>1.74E+10</text:p>
          </table:table-cell>
          <table:table-cell table:formula="of:=[.AH11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18"/>
          <table:table-cell table:style-name="ce20"/>
          <table:table-cell table:number-columns-repeated="10"/>
          <table:table-cell office:value-type="float" office:value="1.0002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8"/>
          <table:table-cell table:style-name="ce20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2.07" calcext:value-type="float">
            <text:p>2022.07</text:p>
          </table:table-cell>
          <table:table-cell office:value-type="float" office:value="18" calcext:value-type="float">
            <text:p>18</text:p>
          </table:table-cell>
          <table:table-cell office:value-type="float" office:value="73.4" calcext:value-type="float">
            <text:p>73.4</text:p>
          </table:table-cell>
          <table:table-cell office:value-type="float" office:value="1.1" calcext:value-type="float">
            <text:p>1.1</text:p>
          </table:table-cell>
          <table:table-cell table:formula="of:=[.G14]/([.$L$2]*1.661E-018)" office:value-type="float" office:value="3.80950403786668E+017" calcext:value-type="float">
            <text:p>3.81E+17</text:p>
          </table:table-cell>
          <table:table-cell/>
          <table:table-cell office:value-type="float" office:value="92033" calcext:value-type="float">
            <text:p>92033</text:p>
          </table:table-cell>
          <table:table-cell office:value-type="float" office:value="1824" calcext:value-type="float">
            <text:p>1824</text:p>
          </table:table-cell>
          <table:table-cell office:value-type="float" office:value="38391" calcext:value-type="float">
            <text:p>38391</text:p>
          </table:table-cell>
          <table:table-cell office:value-type="float" office:value="203" calcext:value-type="float">
            <text:p>203</text:p>
          </table:table-cell>
          <table:table-cell table:formula="of:=[.AF14]*[.$AD$12] + [.AH14]" office:value-type="float" office:value="1.1208502473913E+015" calcext:value-type="float">
            <text:p>1.12E+15</text:p>
          </table:table-cell>
          <table:table-cell table:formula="of:=((SQRT([.K14])+SQRT([.L14]))*[.$J$2]/(1.61E-019*1000*[.$K$2]))" office:value-type="float" office:value="4299102171204.42" calcext:value-type="float">
            <text:p>4.30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4]/([.I14]*[.O14]*[.$I$2]*[.AA14]*[.Q14])" office:value-type="float" office:value="6.74818003681111" calcext:value-type="float">
            <text:p>6.75</text:p>
          </table:table-cell>
          <table:table-cell table:formula="of:=1E+027*[.N14]/([.I14]*[.O14]*[.$I$2]*1*[.AA14])" office:value-type="float" office:value="0.0348973242538162" calcext:value-type="float">
            <text:p>0.03</text:p>
          </table:table-cell>
          <table:table-cell table:formula="of:=SQRT(([.AB14]/[.AA14])^2+([.H14]/[.G14])^2+([.P14]/[.O14])^2)" office:value-type="float" office:value="0.0163994292355783" calcext:value-type="float">
            <text:p>0.02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  <table:table-cell office:value-type="float" office:value="68599" calcext:value-type="float">
            <text:p>68599</text:p>
          </table:table-cell>
          <table:table-cell office:value-type="float" office:value="267" calcext:value-type="float">
            <text:p>267</text:p>
          </table:table-cell>
          <table:table-cell table:formula="of:=[.Y14]/([.Y14]+[.W14])" office:value-type="float" office:value="0.971024544914079" calcext:value-type="float">
            <text:p>0.971</text:p>
          </table:table-cell>
          <table:table-cell table:formula="of:=[.AA14]*SQRT(([.Z14]/[.Y14])^2+([.Z14]^2+[.X14]^2)/([.Y14]+[.W14])^2)" office:value-type="float" office:value="0.00528635233847125" calcext:value-type="float">
            <text:p>0.005</text:p>
          </table:table-cell>
          <table:table-cell table:number-columns-repeated="3"/>
          <table:table-cell table:formula="of:=(([.K14]-[.L14])*[.$J$2])/([.$K$2]*1.61E-019*1000)" office:value-type="float" office:value="1120608695652174" calcext:value-type="float">
            <text:p>1.12E+15</text:p>
          </table:table-cell>
          <table:table-cell office:value-type="float" office:value="300" calcext:value-type="float">
            <text:p>300</text:p>
          </table:table-cell>
          <table:table-cell table:formula="of:=[.AG14]*[.$AD$8]" office:value-type="float" office:value="17430000000" calcext:value-type="float">
            <text:p>1.74E+10</text:p>
          </table:table-cell>
          <table:table-cell table:formula="of:=[.AH14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16.17" calcext:value-type="float">
            <text:p>2016.17</text:p>
          </table:table-cell>
          <table:table-cell office:value-type="float" office:value="25" calcext:value-type="float">
            <text:p>25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5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98902" calcext:value-type="float">
            <text:p>98902</text:p>
          </table:table-cell>
          <table:table-cell office:value-type="float" office:value="3474" calcext:value-type="float">
            <text:p>3474</text:p>
          </table:table-cell>
          <table:table-cell office:value-type="float" office:value="30198" calcext:value-type="float">
            <text:p>30198</text:p>
          </table:table-cell>
          <table:table-cell office:value-type="float" office:value="181" calcext:value-type="float">
            <text:p>181</text:p>
          </table:table-cell>
          <table:table-cell table:formula="of:=[.AF15]*[.$AD$12] + [.AH15]" office:value-type="float" office:value="1.18569551198758E+015" calcext:value-type="float">
            <text:p>1.19E+15</text:p>
          </table:table-cell>
          <table:table-cell table:formula="of:=((SQRT([.K15])+SQRT([.L15]))*[.$J$2]/(1.61E-019*1000*[.$K$2]))" office:value-type="float" office:value="4638851326489.71" calcext:value-type="float">
            <text:p>4.64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5]/([.I15]*[.O15]*[.$I$2]*[.AA15]*[.Q15])" office:value-type="float" office:value="5.03309863104487" calcext:value-type="float">
            <text:p>5.03</text:p>
          </table:table-cell>
          <table:table-cell table:formula="of:=1E+027*[.N15]/([.I15]*[.O15]*[.$I$2]*1*[.AA15])" office:value-type="float" office:value="0.0295035781664448" calcext:value-type="float">
            <text:p>0.03</text:p>
          </table:table-cell>
          <table:table-cell table:formula="of:=SQRT(([.AB15]/[.AA15])^2+([.H15]/[.G15])^2+([.P15]/[.O15])^2)" office:value-type="float" office:value="0.0205010863973697" calcext:value-type="float">
            <text:p>0.02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35" calcext:value-type="float">
            <text:p>35</text:p>
          </table:table-cell>
          <table:table-cell office:value-type="float" office:value="75985" calcext:value-type="float">
            <text:p>75985</text:p>
          </table:table-cell>
          <table:table-cell office:value-type="float" office:value="280" calcext:value-type="float">
            <text:p>280</text:p>
          </table:table-cell>
          <table:table-cell table:formula="of:=[.Y14]/([.Y14]+[.W15])" office:value-type="float" office:value="0.982793696275072" calcext:value-type="float">
            <text:p>0.983</text:p>
          </table:table-cell>
          <table:table-cell table:formula="of:=[.AA15]*SQRT(([.Z14]/[.Y14])^2+([.Z14]^2+[.X15]^2)/([.Y14]+[.W15])^2)" office:value-type="float" office:value="0.00538592537488733" calcext:value-type="float">
            <text:p>0.005</text:p>
          </table:table-cell>
          <table:table-cell table:number-columns-repeated="3"/>
          <table:table-cell table:formula="of:=(([.K15]-[.L15])*[.$J$2])/([.$K$2]*1.61E-019*1000)" office:value-type="float" office:value="1185440993788820" calcext:value-type="float">
            <text:p>1.19E+15</text:p>
          </table:table-cell>
          <table:table-cell office:value-type="float" office:value="300" calcext:value-type="float">
            <text:p>300</text:p>
          </table:table-cell>
          <table:table-cell table:formula="of:=[.AG15]*[.$AD$8]" office:value-type="float" office:value="17430000000" calcext:value-type="float">
            <text:p>1.74E+10</text:p>
          </table:table-cell>
          <table:table-cell table:formula="of:=[.AH15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01" calcext:value-type="float">
            <text:p>2025.01</text:p>
          </table:table-cell>
          <table:table-cell office:value-type="float" office:value="31" calcext:value-type="float">
            <text:p>31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6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11872" calcext:value-type="float">
            <text:p>111872</text:p>
          </table:table-cell>
          <table:table-cell office:value-type="float" office:value="2558" calcext:value-type="float">
            <text:p>2558</text:p>
          </table:table-cell>
          <table:table-cell office:value-type="float" office:value="18183" calcext:value-type="float">
            <text:p>18183</text:p>
          </table:table-cell>
          <table:table-cell office:value-type="float" office:value="140" calcext:value-type="float">
            <text:p>140</text:p>
          </table:table-cell>
          <table:table-cell table:formula="of:=[.AF16]*[.$AD$12] + [.AH16]" office:value-type="float" office:value="1.3582269057764E+015" calcext:value-type="float">
            <text:p>1.36E+15</text:p>
          </table:table-cell>
          <table:table-cell table:formula="of:=((SQRT([.K16])+SQRT([.L16]))*[.$J$2]/(1.61E-019*1000*[.$K$2]))" office:value-type="float" office:value="4783222283620.83" calcext:value-type="float">
            <text:p>4.78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6]/([.I16]*[.O16]*[.$I$2]*[.AA16]*[.Q16])" office:value-type="float" office:value="2.63456781617256" calcext:value-type="float">
            <text:p>2.63</text:p>
          </table:table-cell>
          <table:table-cell table:formula="of:=1E+027*[.N16]/([.I16]*[.O16]*[.$I$2]*1*[.AA16])" office:value-type="float" office:value="0.0198385868883213" calcext:value-type="float">
            <text:p>0.02</text:p>
          </table:table-cell>
          <table:table-cell table:formula="of:=SQRT(([.AB16]/[.AA16])^2+([.H16]/[.G16])^2+([.P16]/[.O16])^2)" office:value-type="float" office:value="0.0203552074840246" calcext:value-type="float">
            <text:p>0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32" calcext:value-type="float">
            <text:p>32</text:p>
          </table:table-cell>
          <table:table-cell office:value-type="float" office:value="71445" calcext:value-type="float">
            <text:p>71445</text:p>
          </table:table-cell>
          <table:table-cell office:value-type="float" office:value="272" calcext:value-type="float">
            <text:p>272</text:p>
          </table:table-cell>
          <table:table-cell table:formula="of:=[.Y15]/([.Y15]+[.W16])" office:value-type="float" office:value="0.986907900718247" calcext:value-type="float">
            <text:p>0.987</text:p>
          </table:table-cell>
          <table:table-cell table:formula="of:=[.AA16]*SQRT(([.Z15]/[.Y15])^2+([.Z15]^2+[.X16]^2)/([.Y15]+[.W16])^2)" office:value-type="float" office:value="0.00512594430121603" calcext:value-type="float">
            <text:p>0.005</text:p>
          </table:table-cell>
          <table:table-cell table:number-columns-repeated="3"/>
          <table:table-cell table:formula="of:=(([.K16]-[.L16])*[.$J$2])/([.$K$2]*1.61E-019*1000)" office:value-type="float" office:value="1357937888198758" calcext:value-type="float">
            <text:p>1.36E+15</text:p>
          </table:table-cell>
          <table:table-cell office:value-type="float" office:value="300" calcext:value-type="float">
            <text:p>300</text:p>
          </table:table-cell>
          <table:table-cell table:formula="of:=[.AG16]*[.$AD$8]" office:value-type="float" office:value="17430000000" calcext:value-type="float">
            <text:p>1.74E+10</text:p>
          </table:table-cell>
          <table:table-cell table:formula="of:=[.AH16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76" calcext:value-type="float">
            <text:p>2025.76</text:p>
          </table:table-cell>
          <table:table-cell office:value-type="float" office:value="35" calcext:value-type="float">
            <text:p>35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7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65433" calcext:value-type="float">
            <text:p>165433</text:p>
          </table:table-cell>
          <table:table-cell office:value-type="float" office:value="3014" calcext:value-type="float">
            <text:p>3014</text:p>
          </table:table-cell>
          <table:table-cell office:value-type="float" office:value="19804" calcext:value-type="float">
            <text:p>19804</text:p>
          </table:table-cell>
          <table:table-cell office:value-type="float" office:value="147" calcext:value-type="float">
            <text:p>147</text:p>
          </table:table-cell>
          <table:table-cell table:formula="of:=[.AF17]*[.$AD$12] + [.AH17]" office:value-type="float" office:value="2018048284658385" calcext:value-type="float">
            <text:p>2.02E+15</text:p>
          </table:table-cell>
          <table:table-cell table:formula="of:=((SQRT([.K17])+SQRT([.L17]))*[.$J$2]/(1.61E-019*1000*[.$K$2]))" office:value-type="float" office:value="5734589640991.57" calcext:value-type="float">
            <text:p>5.73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7]/([.I17]*[.O17]*[.$I$2]*[.AA17]*[.Q17])" office:value-type="float" office:value="1.93666727681544" calcext:value-type="float">
            <text:p>1.94</text:p>
          </table:table-cell>
          <table:table-cell table:formula="of:=1E+027*[.N17]/([.I17]*[.O17]*[.$I$2]*1*[.AA17])" office:value-type="float" office:value="0.0140591248090613" calcext:value-type="float">
            <text:p>0.01</text:p>
          </table:table-cell>
          <table:table-cell table:formula="of:=SQRT(([.AB17]/[.AA17])^2+([.H17]/[.G17])^2+([.P17]/[.O17])^2)" office:value-type="float" office:value="0.0202924133788861" calcext:value-type="float">
            <text:p>0.02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34" calcext:value-type="float">
            <text:p>34</text:p>
          </table:table-cell>
          <table:table-cell office:value-type="float" office:value="85841" calcext:value-type="float">
            <text:p>85841</text:p>
          </table:table-cell>
          <table:table-cell office:value-type="float" office:value="297" calcext:value-type="float">
            <text:p>297</text:p>
          </table:table-cell>
          <table:table-cell table:formula="of:=[.Y16]/([.Y16]+[.W17])" office:value-type="float" office:value="0.984145131963193" calcext:value-type="float">
            <text:p>0.984</text:p>
          </table:table-cell>
          <table:table-cell table:formula="of:=[.AA17]*SQRT(([.Z16]/[.Y16])^2+([.Z16]^2+[.X17]^2)/([.Y16]+[.W17])^2)" office:value-type="float" office:value="0.00527705333305231" calcext:value-type="float">
            <text:p>0.005</text:p>
          </table:table-cell>
          <table:table-cell table:number-columns-repeated="3"/>
          <table:table-cell table:formula="of:=(([.K17]-[.L17])*[.$J$2])/([.$K$2]*1.61E-019*1000)" office:value-type="float" office:value="2.01762732919255E+015" calcext:value-type="float">
            <text:p>2.02E+15</text:p>
          </table:table-cell>
          <table:table-cell office:value-type="float" office:value="300" calcext:value-type="float">
            <text:p>300</text:p>
          </table:table-cell>
          <table:table-cell table:formula="of:=[.AG17]*[.$AD$8]" office:value-type="float" office:value="17430000000" calcext:value-type="float">
            <text:p>1.74E+10</text:p>
          </table:table-cell>
          <table:table-cell table:formula="of:=[.AH17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88" calcext:value-type="float">
            <text:p>2025.88</text:p>
          </table:table-cell>
          <table:table-cell office:value-type="float" office:value="40" calcext:value-type="float">
            <text:p>40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8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15180" calcext:value-type="float">
            <text:p>115180</text:p>
          </table:table-cell>
          <table:table-cell office:value-type="float" office:value="3384" calcext:value-type="float">
            <text:p>3384</text:p>
          </table:table-cell>
          <table:table-cell office:value-type="float" office:value="16936" calcext:value-type="float">
            <text:p>16936</text:p>
          </table:table-cell>
          <table:table-cell office:value-type="float" office:value="137" calcext:value-type="float">
            <text:p>137</text:p>
          </table:table-cell>
          <table:table-cell table:formula="of:=[.AF18]*[.$AD$12] + [.AH18]" office:value-type="float" office:value="1.38906537037267E+015" calcext:value-type="float">
            <text:p>1.39E+15</text:p>
          </table:table-cell>
          <table:table-cell table:formula="of:=((SQRT([.K18])+SQRT([.L18]))*[.$J$2]/(1.61E-019*1000*[.$K$2]))" office:value-type="float" office:value="4938558375119.4" calcext:value-type="float">
            <text:p>4.94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8]/([.I18]*[.O18]*[.$I$2]*[.AA18]*[.Q18])" office:value-type="float" office:value="2.40344377380315" calcext:value-type="float">
            <text:p>2.40</text:p>
          </table:table-cell>
          <table:table-cell table:formula="of:=1E+027*[.N18]/([.I18]*[.O18]*[.$I$2]*1*[.AA18])" office:value-type="float" office:value="0.019014396402739" calcext:value-type="float">
            <text:p>0.02</text:p>
          </table:table-cell>
          <table:table-cell table:formula="of:=SQRT(([.AB18]/[.AA18])^2+([.H18]/[.G18])^2+([.P18]/[.O18])^2)" office:value-type="float" office:value="0.0202819463820905" calcext:value-type="float">
            <text:p>0.0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36" calcext:value-type="float">
            <text:p>36</text:p>
          </table:table-cell>
          <table:table-cell office:value-type="float" office:value="54630" calcext:value-type="float">
            <text:p>54630</text:p>
          </table:table-cell>
          <table:table-cell office:value-type="float" office:value="239" calcext:value-type="float">
            <text:p>239</text:p>
          </table:table-cell>
          <table:table-cell table:formula="of:=[.Y17]/([.Y17]+[.W18])" office:value-type="float" office:value="0.985251245322866" calcext:value-type="float">
            <text:p>0.985</text:p>
          </table:table-cell>
          <table:table-cell table:formula="of:=[.AA18]*SQRT(([.Z17]/[.Y17])^2+([.Z17]^2+[.X18]^2)/([.Y17]+[.W18])^2)" office:value-type="float" office:value="0.00480271683934274" calcext:value-type="float">
            <text:p>0.005</text:p>
          </table:table-cell>
          <table:table-cell table:number-columns-repeated="3"/>
          <table:table-cell table:formula="of:=(([.K18]-[.L18])*[.$J$2])/([.$K$2]*1.61E-019*1000)" office:value-type="float" office:value="1.3887701863354E+015" calcext:value-type="float">
            <text:p>1.39E+15</text:p>
          </table:table-cell>
          <table:table-cell office:value-type="float" office:value="300" calcext:value-type="float">
            <text:p>300</text:p>
          </table:table-cell>
          <table:table-cell table:formula="of:=[.AG18]*[.$AD$8]" office:value-type="float" office:value="17430000000" calcext:value-type="float">
            <text:p>1.74E+10</text:p>
          </table:table-cell>
          <table:table-cell table:formula="of:=[.AH18]/[.$K$2]" office:value-type="float" office:value="17430000000" calcext:value-type="float">
            <text:p>1.74E+10</text:p>
          </table:table-cell>
        </table:table-row>
      </table:table>
      <table:table table:name="114Cd (p,d) Strongest Sta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ce9"/>
        <table:table-column table:style-name="co1" table:default-cell-style-name="Default"/>
        <table:table-column table:style-name="co23" table:default-cell-style-name="ce9"/>
        <table:table-column table:style-name="co24" table:default-cell-style-name="ce9"/>
        <table:table-row table:style-name="ro1">
          <table:table-cell table:number-columns-repeated="10"/>
          <table:table-cell table:style-name="ce2" office:value-type="string" calcext:value-type="string">
            <text:p>Omega(SR)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Zbeam</text:p>
          </table:table-cell>
          <table:table-cell table:style-name="ce2" office:value-type="string" calcext:value-type="string">
            <text:p>Atarget</text:p>
          </table:table-cell>
          <table:table-cell table:number-columns-repeated="19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4" office:value-type="string" calcext:value-type="string">
            <text:p>FA</text:p>
          </table:table-cell>
          <table:table-cell table:formula="of:=14.03/1000" office:value-type="float" office:value="0.01403" calcext:value-type="float">
            <text:p>0.01</text:p>
          </table:table-cell>
          <table:table-cell table:style-name="ce9" office:value-type="float" office:value="0.000002" calcext:value-type="float">
            <text:p>2.00E-06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19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4" office:value-type="string" calcext:value-type="string">
            <text:p>HA</text:p>
          </table:table-cell>
          <table:table-cell table:formula="of:=7.249/1000" office:value-type="float" office:value="0.007249" calcext:value-type="float">
            <text:p>0.01</text:p>
          </table:table-cell>
          <table:table-cell table:number-columns-repeated="2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4"/>
          <table:table-cell table:style-name="ce14" office:value-type="string" calcext:value-type="string">
            <text:p>Corrections</text:p>
          </table:table-cell>
          <table:table-cell table:number-columns-repeated="8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2"/>
          <table:table-cell office:value-type="string" calcext:value-type="string">
            <text:p>from errors in #beam, target thickness etc</text:p>
          </table:table-cell>
          <table:table-cell/>
          <table:table-cell table:style-name="ce21" office:value-type="string" calcext:value-type="string">
            <text:p>Efficiency</text:p>
          </table:table-cell>
          <table:table-cell table:number-columns-repeated="6"/>
          <table:table-cell table:style-name="ce21" office:value-type="string" calcext:value-type="string">
            <text:p>BIC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Experiment</text:p>
          </table:table-cell>
          <table:table-cell table:style-name="ce10" office:value-type="string" calcext:value-type="string">
            <text:p>Target</text:p>
          </table:table-cell>
          <table:table-cell table:style-name="ce11" office:value-type="string" calcext:value-type="string">
            <text:p>Peak Positions(Channel)</text:p>
          </table:table-cell>
          <table:table-cell table:style-name="ce11" office:value-type="string" calcext:value-type="string">
            <text:p>Energy (keV)</text:p>
          </table:table-cell>
          <table:table-cell table:style-name="ce11" office:value-type="string" calcext:value-type="string">
            <text:p>j/pi</text:p>
          </table:table-cell>
          <table:table-cell table:style-name="ce11" office:value-type="string" calcext:value-type="string">
            <text:p>Theta(deg)</text:p>
          </table:table-cell>
          <table:table-cell table:style-name="ce11" office:value-type="string" calcext:value-type="string">
            <text:p>Target Thickness (ug/cm3)</text:p>
          </table:table-cell>
          <table:table-cell table:style-name="ce11" office:value-type="string" calcext:value-type="string">
            <text:p>Uncertainty</text:p>
          </table:table-cell>
          <table:table-cell table:style-name="ce10" office:value-type="string" calcext:value-type="string">
            <text:p>#target</text:p>
          </table:table-cell>
          <table:table-cell table:style-name="ce10"/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#beam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Isotopic Purity</text:p>
          </table:table-cell>
          <table:table-cell table:style-name="ce10"/>
          <table:table-cell table:style-name="ce11" office:value-type="string" calcext:value-type="string">
            <text:p>Cross-section(millibarn/sr)</text:p>
          </table:table-cell>
          <table:table-cell table:style-name="ce10" office:value-type="string" calcext:value-type="string">
            <text:p>Fitting uncertainty</text:p>
          </table:table-cell>
          <table:table-cell table:style-name="ce10" office:value-type="string" calcext:value-type="string">
            <text:p>Systematic uncertainty</text:p>
          </table:table-cell>
          <table:table-cell/>
          <table:table-cell table:style-name="ce10" office:value-type="string" calcext:value-type="string">
            <text:p>Channel 1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Rest of Channels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fficiency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14" office:value-type="string" calcext:value-type="string">
            <text:p>Current offset(e/s)</text:p>
          </table:table-cell>
          <table:table-cell/>
          <table:table-cell table:style-name="ce10" office:value-type="string" calcext:value-type="string">
            <text:p>#Beam(uncorrected)</text:p>
          </table:table-cell>
          <table:table-cell table:style-name="ce10" office:value-type="string" calcext:value-type="string">
            <text:p>Run Time(s)</text:p>
          </table:table-cell>
          <table:table-cell table:style-name="ce10" office:value-type="string" calcext:value-type="string">
            <text:p>Beam offset(e/s)</text:p>
          </table:table-cell>
          <table:table-cell table:style-name="ce10" office:value-type="string" calcext:value-type="string">
            <text:p>Beam offset(particles per secon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830.94" calcext:value-type="float">
            <text:p>1830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I8]/([.$N$2]*1.661E-018)" office:value-type="float" office:value="1.80085976530731E+017" calcext:value-type="float">
            <text:p>1.80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26208" calcext:value-type="float">
            <text:p>26208</text:p>
          </table:table-cell>
          <table:table-cell office:value-type="float" office:value="167" calcext:value-type="float">
            <text:p>167</text:p>
          </table:table-cell>
          <table:table-cell table:style-name="ce9" table:formula="of:=[.AH8]*[.$AF$12] + [.AJ8]" office:value-type="float" office:value="3.24112457680994E+015" calcext:value-type="float">
            <text:p>3.24E+15</text:p>
          </table:table-cell>
          <table:table-cell table:style-name="ce17" table:formula="of:=((SQRT([.M8])+SQRT([.N8]))*[.$L$2]/(1.61E-019*1000*[.$M$2]))" office:value-type="float" office:value="7082818774911.89" calcext:value-type="float">
            <text:p>7.0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8]/([.K8]*[.Q8]*[.$K$2]*[.AC8]*[.S8])" office:value-type="float" office:value="3.25007692312238" calcext:value-type="float">
            <text:p>3.25</text:p>
          </table:table-cell>
          <table:table-cell table:formula="of:=1E+027*[.P8]/([.K8]*[.Q8]*[.$K$2]*1*[.AC8])" office:value-type="float" office:value="0.0205027174030763" calcext:value-type="float">
            <text:p>0.02</text:p>
          </table:table-cell>
          <table:table-cell table:formula="of:=SQRT(([.AD8]/[.AC8])^2+([.J8]/[.I8])^2+([.R8]/[.Q8])^2)" office:value-type="float" office:value="0.0133748061674392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22" table:formula="of:=[.AA8]/([.AA8]+[.Y8])" office:value-type="float" office:value="0.994653362659371" calcext:value-type="float">
            <text:p>0.995</text:p>
          </table:table-cell>
          <table:table-cell table:style-name="ce22" table:formula="of:=[.AC8]*SQRT(([.AB8]/[.AA8])^2+([.AB8]^2+[.Z8]^2)/([.AA8]+[.Y8])^2)" office:value-type="float" office:value="0.00601022556216232" calcext:value-type="float">
            <text:p>0.006</text:p>
          </table:table-cell>
          <table:table-cell/>
          <table:table-cell table:style-name="ce9" office:value-type="float" office:value="58100000" calcext:value-type="float">
            <text:p>5.81E+07</text:p>
          </table:table-cell>
          <table:table-cell/>
          <table:table-cell table:formula="of:=(([.M8]-[.N8])*[.$L$2])/([.$M$2]*1.61E-019*1000)" office:value-type="float" office:value="3240447204968944" calcext:value-type="float">
            <text:p>3.24E+15</text:p>
          </table:table-cell>
          <table:table-cell office:value-type="float" office:value="504" calcext:value-type="float">
            <text:p>504</text:p>
          </table:table-cell>
          <table:table-cell table:formula="of:=[.AI8]*[.$AF$8]" office:value-type="float" office:value="29282400000" calcext:value-type="float">
            <text:p>2.93E+10</text:p>
          </table:table-cell>
          <table:table-cell table:formula="of:=[.AJ8]/[.$M$2]" office:value-type="float" office:value="29282400000" calcext:value-type="float">
            <text:p>2.93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831.68" calcext:value-type="float">
            <text:p>1831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9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10180" calcext:value-type="float">
            <text:p>10180</text:p>
          </table:table-cell>
          <table:table-cell office:value-type="float" office:value="102" calcext:value-type="float">
            <text:p>102</text:p>
          </table:table-cell>
          <table:table-cell table:style-name="ce9" table:formula="of:=[.AH9]*[.$AF$12] + [.AJ9]" office:value-type="float" office:value="4618107652914286" calcext:value-type="float">
            <text:p>4.62E+15</text:p>
          </table:table-cell>
          <table:table-cell table:style-name="ce17" table:formula="of:=((SQRT([.M9])+SQRT([.N9]))*[.$L$2]/(1.61E-019*1000*[.$M$2]))" office:value-type="float" office:value="8764248939796.16" calcext:value-type="float">
            <text:p>8.76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9]/([.K9]*[.Q9]*[.$K$2]*[.AC9]*[.S9])" office:value-type="float" office:value="0.867409140289853" calcext:value-type="float">
            <text:p>0.87</text:p>
          </table:table-cell>
          <table:table-cell table:formula="of:=1E+027*[.P9]/([.K9]*[.Q9]*[.$K$2]*1*[.AC9])" office:value-type="float" office:value="0.008604221511441" calcext:value-type="float">
            <text:p>0.01</text:p>
          </table:table-cell>
          <table:table-cell table:formula="of:=SQRT(([.AD9]/[.AC9])^2+([.J9]/[.I9])^2+([.R9]/[.Q9])^2)" office:value-type="float" office:value="0.0148860712262308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22" table:formula="of:=[.AA9]/([.AA9]+[.Y9])" office:value-type="float" office:value="0.995547773598816" calcext:value-type="float">
            <text:p>0.996</text:p>
          </table:table-cell>
          <table:table-cell table:style-name="ce22" table:formula="of:=[.AC9]*SQRT(([.AB9]/[.AA9])^2+([.AB9]^2+[.Z9]^2)/([.AA9]+[.Y9])^2)" office:value-type="float" office:value="0.00338476418853331" calcext:value-type="float">
            <text:p>0.003</text:p>
          </table:table-cell>
          <table:table-cell table:number-columns-repeated="3"/>
          <table:table-cell table:formula="of:=(([.M9]-[.N9])*[.$L$2])/([.$M$2]*1.61E-019*1000)" office:value-type="float" office:value="4617142857142858" calcext:value-type="float">
            <text:p>4.62E+15</text:p>
          </table:table-cell>
          <table:table-cell office:value-type="float" office:value="712" calcext:value-type="float">
            <text:p>712</text:p>
          </table:table-cell>
          <table:table-cell table:formula="of:=[.AI9]*[.$AF$8]" office:value-type="float" office:value="41367200000" calcext:value-type="float">
            <text:p>4.14E+10</text:p>
          </table:table-cell>
          <table:table-cell table:formula="of:=[.AJ9]/[.$M$2]" office:value-type="float" office:value="41367200000" calcext:value-type="float">
            <text:p>4.1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838.25" calcext:value-type="float">
            <text:p>183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0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30094" calcext:value-type="float">
            <text:p>30094</text:p>
          </table:table-cell>
          <table:table-cell office:value-type="float" office:value="13" calcext:value-type="float">
            <text:p>13</text:p>
          </table:table-cell>
          <table:table-cell table:style-name="ce9" table:formula="of:=[.AH10]*[.$AF$12] + [.AJ10]" office:value-type="float" office:value="4.3958246244646E+015" calcext:value-type="float">
            <text:p>4.40E+15</text:p>
          </table:table-cell>
          <table:table-cell table:style-name="ce17" table:formula="of:=((SQRT([.M10])+SQRT([.N10]))*[.$L$2]/(1.61E-019*1000*[.$M$2]))" office:value-type="float" office:value="8330120805536.55" calcext:value-type="float">
            <text:p>8.3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27" table:formula="of:=1E+027*[.O10]/([.K10]*[.Q10]*[.$K$2]*[.AC10]*[.S10])" office:value-type="float" office:value="2.69447274804176" calcext:value-type="float">
            <text:p>2.694</text:p>
          </table:table-cell>
          <table:table-cell table:style-name="ce28" table:formula="of:=1E+027*[.P10]/([.K10]*[.Q10]*[.$K$2]*1*[.AC10])" office:value-type="float" office:value="0.00115231821184613" calcext:value-type="float">
            <text:p>0.001</text:p>
          </table:table-cell>
          <table:table-cell table:formula="of:=SQRT(([.AD10]/[.AC10])^2+([.J10]/[.I10])^2+([.R10]/[.Q10])^2)" office:value-type="float" office:value="0.015172488190788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22" table:formula="of:=[.AA10]/([.AA10]+[.Y10])" office:value-type="float" office:value="0.995332391798632" calcext:value-type="float">
            <text:p>0.995</text:p>
          </table:table-cell>
          <table:table-cell table:style-name="ce22" table:formula="of:=[.AC10]*SQRT(([.AB10]/[.AA10])^2+([.AB10]^2+[.Z10]^2)/([.AA10]+[.Y10])^2)" office:value-type="float" office:value="0.00447115952099112" calcext:value-type="float">
            <text:p>0.004</text:p>
          </table:table-cell>
          <table:table-cell table:number-columns-repeated="3"/>
          <table:table-cell table:formula="of:=(([.M10]-[.N10])*[.$L$2])/([.$M$2]*1.61E-019*1000)" office:value-type="float" office:value="4394906832298137" calcext:value-type="float">
            <text:p>4.39E+15</text:p>
          </table:table-cell>
          <table:table-cell office:value-type="float" office:value="668" calcext:value-type="float">
            <text:p>668</text:p>
          </table:table-cell>
          <table:table-cell table:formula="of:=[.AI10]*[.$AF$8]" office:value-type="float" office:value="38810800000" calcext:value-type="float">
            <text:p>3.88E+10</text:p>
          </table:table-cell>
          <table:table-cell table:formula="of:=[.AJ10]/[.$M$2]" office:value-type="float" office:value="38810800000" calcext:value-type="float">
            <text:p>3.88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841.17" calcext:value-type="float">
            <text:p>1841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1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5140" calcext:value-type="float">
            <text:p>5140</text:p>
          </table:table-cell>
          <table:table-cell office:value-type="float" office:value="73" calcext:value-type="float">
            <text:p>73</text:p>
          </table:table-cell>
          <table:table-cell table:style-name="ce9" table:formula="of:=[.AH11]*[.$AF$12] + [.AJ11]" office:value-type="float" office:value="2299461273888199" calcext:value-type="float">
            <text:p>2.30E+15</text:p>
          </table:table-cell>
          <table:table-cell table:style-name="ce17" table:formula="of:=((SQRT([.M11])+SQRT([.N11]))*[.$L$2]/(1.61E-019*1000*[.$M$2]))" office:value-type="float" office:value="6013490615441.05" calcext:value-type="float">
            <text:p>6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1]/([.K11]*[.Q11]*[.$K$2]*[.AC11]*[.S11])" office:value-type="float" office:value="0.879859142453367" calcext:value-type="float">
            <text:p>0.88</text:p>
          </table:table-cell>
          <table:table-cell table:formula="of:=1E+027*[.P11]/([.K11]*[.Q11]*[.$K$2]*1*[.AC11])" office:value-type="float" office:value="0.0123710934290087" calcext:value-type="float">
            <text:p>0.01</text:p>
          </table:table-cell>
          <table:table-cell table:formula="of:=SQRT(([.AD11]/[.AC11])^2+([.J11]/[.I11])^2+([.R11]/[.Q11])^2)" office:value-type="float" office:value="0.016314662650018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22" table:formula="of:=[.AA11]/([.AA11]+[.Y11])" office:value-type="float" office:value="0.995236378617777" calcext:value-type="float">
            <text:p>0.995</text:p>
          </table:table-cell>
          <table:table-cell table:style-name="ce22" table:formula="of:=[.AC11]*SQRT(([.AB11]/[.AA11])^2+([.AB11]^2+[.Z11]^2)/([.AA11]+[.Y11])^2)" office:value-type="float" office:value="0.0072382457847988" calcext:value-type="float">
            <text:p>0.007</text:p>
          </table:table-cell>
          <table:table-cell/>
          <table:table-cell table:style-name="ce14" office:value-type="string" calcext:value-type="string">
            <text:p>Current Gradient</text:p>
          </table:table-cell>
          <table:table-cell/>
          <table:table-cell table:formula="of:=(([.M11]-[.N11])*[.$L$2])/([.$M$2]*1.61E-019*1000)" office:value-type="float" office:value="2298968944099379" calcext:value-type="float">
            <text:p>2.30E+15</text:p>
          </table:table-cell>
          <table:table-cell office:value-type="float" office:value="560" calcext:value-type="float">
            <text:p>560</text:p>
          </table:table-cell>
          <table:table-cell table:formula="of:=[.AI11]*[.$AF$8]" office:value-type="float" office:value="32536000000" calcext:value-type="float">
            <text:p>3.25E+10</text:p>
          </table:table-cell>
          <table:table-cell table:formula="of:=[.AJ11]/[.$M$2]" office:value-type="float" office:value="32536000000" calcext:value-type="float">
            <text:p>3.25E+10</text:p>
          </table:table-cell>
        </table:table-row>
        <table:table-row table:style-name="ro1">
          <table:table-cell table:number-columns-repeated="16"/>
          <table:table-cell table:style-name="ce9"/>
          <table:table-cell table:style-name="ce17"/>
          <table:table-cell table:number-columns-repeated="2"/>
          <table:table-cell table:style-name="ce19"/>
          <table:table-cell table:number-columns-repeated="7"/>
          <table:table-cell table:style-name="ce22" table:number-columns-repeated="2"/>
          <table:table-cell/>
          <table:table-cell office:value-type="float" office:value="1.0002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84.15" calcext:value-type="float">
            <text:p>1384.1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I13]/([.$N$2]*1.661E-018)" office:value-type="float" office:value="1.80085976530731E+017" calcext:value-type="float">
            <text:p>1.80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928" calcext:value-type="float">
            <text:p>928</text:p>
          </table:table-cell>
          <table:table-cell office:value-type="float" office:value="31" calcext:value-type="float">
            <text:p>31</text:p>
          </table:table-cell>
          <table:table-cell table:style-name="ce9" table:formula="of:=[.AH13]*[.$AF$12] + [.AJ13]" office:value-type="float" office:value="3.24112457680994E+015" calcext:value-type="float">
            <text:p>3.24E+15</text:p>
          </table:table-cell>
          <table:table-cell table:style-name="ce17" table:formula="of:=((SQRT([.M13])+SQRT([.N13]))*[.$L$2]/(1.61E-019*1000*[.$M$2]))" office:value-type="float" office:value="7082818774911.89" calcext:value-type="float">
            <text:p>7.0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27" table:formula="of:=1E+027*[.O13]/([.K13]*[.Q13]*[.$K$2]*[.AC13]*[.S13])" office:value-type="float" office:value="0.115082088852929" calcext:value-type="float">
            <text:p>0.115</text:p>
          </table:table-cell>
          <table:table-cell table:style-name="ce28" table:formula="of:=1E+027*[.P13]/([.K13]*[.Q13]*[.$K$2]*1*[.AC13])" office:value-type="float" office:value="0.00380589364967284" calcext:value-type="float">
            <text:p>0.004</text:p>
          </table:table-cell>
          <table:table-cell table:formula="of:=SQRT(([.AD13]/[.AC13])^2+([.J13]/[.I13])^2+([.R13]/[.Q13])^2)" office:value-type="float" office:value="0.0133748061674392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22" table:formula="of:=[.AA13]/([.AA13]+[.Y13])" office:value-type="float" office:value="0.994653362659371" calcext:value-type="float">
            <text:p>0.995</text:p>
          </table:table-cell>
          <table:table-cell table:style-name="ce22" table:formula="of:=[.AC13]*SQRT(([.AB13]/[.AA13])^2+([.AB13]^2+[.Z13]^2)/([.AA13]+[.Y13])^2)" office:value-type="float" office:value="0.00601022556216232" calcext:value-type="float">
            <text:p>0.006</text:p>
          </table:table-cell>
          <table:table-cell table:number-columns-repeated="3"/>
          <table:table-cell table:formula="of:=(([.M13]-[.N13])*[.$L$2])/([.$M$2]*1.61E-019*1000)" office:value-type="float" office:value="3240447204968944" calcext:value-type="float">
            <text:p>3.24E+15</text:p>
          </table:table-cell>
          <table:table-cell office:value-type="float" office:value="504" calcext:value-type="float">
            <text:p>504</text:p>
          </table:table-cell>
          <table:table-cell table:formula="of:=[.AI13]*[.$AF$8]" office:value-type="float" office:value="29282400000" calcext:value-type="float">
            <text:p>2.93E+10</text:p>
          </table:table-cell>
          <table:table-cell table:formula="of:=[.AJ13]/[.$M$2]" office:value-type="float" office:value="29282400000" calcext:value-type="float">
            <text:p>2.93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83.85" calcext:value-type="float">
            <text:p>1383.8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4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3755" calcext:value-type="float">
            <text:p>3755</text:p>
          </table:table-cell>
          <table:table-cell office:value-type="float" office:value="62" calcext:value-type="float">
            <text:p>62</text:p>
          </table:table-cell>
          <table:table-cell table:style-name="ce9" table:formula="of:=[.AH14]*[.$AF$12] + [.AJ14]" office:value-type="float" office:value="4618107652914286" calcext:value-type="float">
            <text:p>4.62E+15</text:p>
          </table:table-cell>
          <table:table-cell table:style-name="ce17" table:formula="of:=((SQRT([.M14])+SQRT([.N14]))*[.$L$2]/(1.61E-019*1000*[.$M$2]))" office:value-type="float" office:value="8764248939796.16" calcext:value-type="float">
            <text:p>8.76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4]/([.K14]*[.Q14]*[.$K$2]*[.AC14]*[.S14])" office:value-type="float" office:value="0.319952978564676" calcext:value-type="float">
            <text:p>0.32</text:p>
          </table:table-cell>
          <table:table-cell table:formula="of:=1E+027*[.P14]/([.K14]*[.Q14]*[.$K$2]*1*[.AC14])" office:value-type="float" office:value="0.00523001699715041" calcext:value-type="float">
            <text:p>0.01</text:p>
          </table:table-cell>
          <table:table-cell table:formula="of:=SQRT(([.AD14]/[.AC14])^2+([.J14]/[.I14])^2+([.R14]/[.Q14])^2)" office:value-type="float" office:value="0.0148860712262308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22" table:formula="of:=[.AA14]/([.AA14]+[.Y14])" office:value-type="float" office:value="0.995547773598816" calcext:value-type="float">
            <text:p>0.996</text:p>
          </table:table-cell>
          <table:table-cell table:style-name="ce22" table:formula="of:=[.AC14]*SQRT(([.AB14]/[.AA14])^2+([.AB14]^2+[.Z14]^2)/([.AA14]+[.Y14])^2)" office:value-type="float" office:value="0.00338476418853331" calcext:value-type="float">
            <text:p>0.003</text:p>
          </table:table-cell>
          <table:table-cell table:number-columns-repeated="3"/>
          <table:table-cell table:formula="of:=(([.M14]-[.N14])*[.$L$2])/([.$M$2]*1.61E-019*1000)" office:value-type="float" office:value="4617142857142858" calcext:value-type="float">
            <text:p>4.62E+15</text:p>
          </table:table-cell>
          <table:table-cell office:value-type="float" office:value="712" calcext:value-type="float">
            <text:p>712</text:p>
          </table:table-cell>
          <table:table-cell table:formula="of:=[.AI14]*[.$AF$8]" office:value-type="float" office:value="41367200000" calcext:value-type="float">
            <text:p>4.14E+10</text:p>
          </table:table-cell>
          <table:table-cell table:formula="of:=[.AJ14]/[.$M$2]" office:value-type="float" office:value="41367200000" calcext:value-type="float">
            <text:p>4.1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88.55" calcext:value-type="float">
            <text:p>1388.5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5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5689" calcext:value-type="float">
            <text:p>5689</text:p>
          </table:table-cell>
          <table:table-cell office:value-type="float" office:value="76" calcext:value-type="float">
            <text:p>76</text:p>
          </table:table-cell>
          <table:table-cell table:style-name="ce9" table:formula="of:=[.AH15]*[.$AF$12] + [.AJ15]" office:value-type="float" office:value="4.3958246244646E+015" calcext:value-type="float">
            <text:p>4.40E+15</text:p>
          </table:table-cell>
          <table:table-cell table:style-name="ce17" table:formula="of:=((SQRT([.M15])+SQRT([.N15]))*[.$L$2]/(1.61E-019*1000*[.$M$2]))" office:value-type="float" office:value="8330120805536.55" calcext:value-type="float">
            <text:p>8.3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5]/([.K15]*[.Q15]*[.$K$2]*[.AC15]*[.S15])" office:value-type="float" office:value="0.509365835834704" calcext:value-type="float">
            <text:p>0.51</text:p>
          </table:table-cell>
          <table:table-cell table:formula="of:=1E+027*[.P15]/([.K15]*[.Q15]*[.$K$2]*1*[.AC15])" office:value-type="float" office:value="0.00673662954617738" calcext:value-type="float">
            <text:p>0.01</text:p>
          </table:table-cell>
          <table:table-cell table:formula="of:=SQRT(([.AD15]/[.AC15])^2+([.J15]/[.I15])^2+([.R15]/[.Q15])^2)" office:value-type="float" office:value="0.015172488190788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22" table:formula="of:=[.AA15]/([.AA15]+[.Y15])" office:value-type="float" office:value="0.995332391798632" calcext:value-type="float">
            <text:p>0.995</text:p>
          </table:table-cell>
          <table:table-cell table:style-name="ce22" table:formula="of:=[.AC15]*SQRT(([.AB15]/[.AA15])^2+([.AB15]^2+[.Z15]^2)/([.AA15]+[.Y15])^2)" office:value-type="float" office:value="0.00447115952099112" calcext:value-type="float">
            <text:p>0.004</text:p>
          </table:table-cell>
          <table:table-cell table:number-columns-repeated="3"/>
          <table:table-cell table:formula="of:=(([.M15]-[.N15])*[.$L$2])/([.$M$2]*1.61E-019*1000)" office:value-type="float" office:value="4394906832298137" calcext:value-type="float">
            <text:p>4.39E+15</text:p>
          </table:table-cell>
          <table:table-cell office:value-type="float" office:value="668" calcext:value-type="float">
            <text:p>668</text:p>
          </table:table-cell>
          <table:table-cell table:formula="of:=[.AI15]*[.$AF$8]" office:value-type="float" office:value="38810800000" calcext:value-type="float">
            <text:p>3.88E+10</text:p>
          </table:table-cell>
          <table:table-cell table:formula="of:=[.AJ15]/[.$M$2]" office:value-type="float" office:value="38810800000" calcext:value-type="float">
            <text:p>3.88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90.07" calcext:value-type="float">
            <text:p>1390.0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6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3960" calcext:value-type="float">
            <text:p>3960</text:p>
          </table:table-cell>
          <table:table-cell office:value-type="float" office:value="64" calcext:value-type="float">
            <text:p>64</text:p>
          </table:table-cell>
          <table:table-cell table:style-name="ce9" table:formula="of:=[.AH16]*[.$AF$12] + [.AJ16]" office:value-type="float" office:value="2299461273888199" calcext:value-type="float">
            <text:p>2.30E+15</text:p>
          </table:table-cell>
          <table:table-cell table:style-name="ce17" table:formula="of:=((SQRT([.M16])+SQRT([.N16]))*[.$L$2]/(1.61E-019*1000*[.$M$2]))" office:value-type="float" office:value="6013490615441.05" calcext:value-type="float">
            <text:p>6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6]/([.K16]*[.Q16]*[.$K$2]*[.AC16]*[.S16])" office:value-type="float" office:value="0.677868133096368" calcext:value-type="float">
            <text:p>0.68</text:p>
          </table:table-cell>
          <table:table-cell table:formula="of:=1E+027*[.P16]/([.K16]*[.Q16]*[.$K$2]*1*[.AC16])" office:value-type="float" office:value="0.0108458901295419" calcext:value-type="float">
            <text:p>0.01</text:p>
          </table:table-cell>
          <table:table-cell table:formula="of:=SQRT(([.AD16]/[.AC16])^2+([.J16]/[.I16])^2+([.R16]/[.Q16])^2)" office:value-type="float" office:value="0.016314662650018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22" table:formula="of:=[.AA16]/([.AA16]+[.Y16])" office:value-type="float" office:value="0.995236378617777" calcext:value-type="float">
            <text:p>0.995</text:p>
          </table:table-cell>
          <table:table-cell table:style-name="ce22" table:formula="of:=[.AC16]*SQRT(([.AB16]/[.AA16])^2+([.AB16]^2+[.Z16]^2)/([.AA16]+[.Y16])^2)" office:value-type="float" office:value="0.0072382457847988" calcext:value-type="float">
            <text:p>0.007</text:p>
          </table:table-cell>
          <table:table-cell table:number-columns-repeated="3"/>
          <table:table-cell table:formula="of:=(([.M16]-[.N16])*[.$L$2])/([.$M$2]*1.61E-019*1000)" office:value-type="float" office:value="2298968944099379" calcext:value-type="float">
            <text:p>2.30E+15</text:p>
          </table:table-cell>
          <table:table-cell office:value-type="float" office:value="560" calcext:value-type="float">
            <text:p>560</text:p>
          </table:table-cell>
          <table:table-cell table:formula="of:=[.AI16]*[.$AF$8]" office:value-type="float" office:value="32536000000" calcext:value-type="float">
            <text:p>3.25E+10</text:p>
          </table:table-cell>
          <table:table-cell table:formula="of:=[.AJ16]/[.$M$2]" office:value-type="float" office:value="32536000000" calcext:value-type="float">
            <text:p>3.25E+10</text:p>
          </table:table-cell>
        </table:table-row>
        <table:table-row table:style-name="ro1">
          <table:table-cell table:number-columns-repeated="16"/>
          <table:table-cell table:style-name="ce9"/>
          <table:table-cell table:style-name="ce17"/>
          <table:table-cell table:number-columns-repeated="2"/>
          <table:table-cell table:style-name="ce19"/>
          <table:table-cell table:number-columns-repeated="7"/>
          <table:table-cell table:style-name="ce22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27.54" calcext:value-type="float">
            <text:p>1327.5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I18]/([.$N$2]*1.661E-018)" office:value-type="float" office:value="1.80085976530731E+017" calcext:value-type="float">
            <text:p>1.80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3535" calcext:value-type="float">
            <text:p>3535</text:p>
          </table:table-cell>
          <table:table-cell office:value-type="float" office:value="63" calcext:value-type="float">
            <text:p>63</text:p>
          </table:table-cell>
          <table:table-cell table:style-name="ce9" table:formula="of:=[.AH18]*[.$AF$12] + [.AJ18]" office:value-type="float" office:value="3.24112457680994E+015" calcext:value-type="float">
            <text:p>3.24E+15</text:p>
          </table:table-cell>
          <table:table-cell table:style-name="ce17" table:formula="of:=((SQRT([.M18])+SQRT([.N18]))*[.$L$2]/(1.61E-019*1000*[.$M$2]))" office:value-type="float" office:value="7082818774911.89" calcext:value-type="float">
            <text:p>7.0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8]/([.K18]*[.Q18]*[.$K$2]*[.AC18]*[.S18])" office:value-type="float" office:value="0.438378431136966" calcext:value-type="float">
            <text:p>0.44</text:p>
          </table:table-cell>
          <table:table-cell table:formula="of:=1E+027*[.P18]/([.K18]*[.Q18]*[.$K$2]*1*[.AC18])" office:value-type="float" office:value="0.00773455806223836" calcext:value-type="float">
            <text:p>0.01</text:p>
          </table:table-cell>
          <table:table-cell table:formula="of:=SQRT(([.AD18]/[.AC18])^2+([.J18]/[.I18])^2+([.R18]/[.Q18])^2)" office:value-type="float" office:value="0.0133748061674392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22" table:formula="of:=[.AA18]/([.AA18]+[.Y18])" office:value-type="float" office:value="0.994653362659371" calcext:value-type="float">
            <text:p>0.995</text:p>
          </table:table-cell>
          <table:table-cell table:style-name="ce22" table:formula="of:=[.AC18]*SQRT(([.AB18]/[.AA18])^2+([.AB18]^2+[.Z18]^2)/([.AA18]+[.Y18])^2)" office:value-type="float" office:value="0.00601022556216232" calcext:value-type="float">
            <text:p>0.006</text:p>
          </table:table-cell>
          <table:table-cell table:number-columns-repeated="3"/>
          <table:table-cell table:formula="of:=(([.M18]-[.N18])*[.$L$2])/([.$M$2]*1.61E-019*1000)" office:value-type="float" office:value="3240447204968944" calcext:value-type="float">
            <text:p>3.24E+15</text:p>
          </table:table-cell>
          <table:table-cell office:value-type="float" office:value="504" calcext:value-type="float">
            <text:p>504</text:p>
          </table:table-cell>
          <table:table-cell table:formula="of:=[.AI18]*[.$AF$8]" office:value-type="float" office:value="29282400000" calcext:value-type="float">
            <text:p>2.93E+10</text:p>
          </table:table-cell>
          <table:table-cell table:formula="of:=[.AJ18]/[.$M$2]" office:value-type="float" office:value="29282400000" calcext:value-type="float">
            <text:p>2.93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26.71" calcext:value-type="float">
            <text:p>1326.7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9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21737" calcext:value-type="float">
            <text:p>21737</text:p>
          </table:table-cell>
          <table:table-cell office:value-type="float" office:value="161" calcext:value-type="float">
            <text:p>161</text:p>
          </table:table-cell>
          <table:table-cell table:style-name="ce9" table:formula="of:=[.AH19]*[.$AF$12] + [.AJ19]" office:value-type="float" office:value="4618107652914286" calcext:value-type="float">
            <text:p>4.62E+15</text:p>
          </table:table-cell>
          <table:table-cell table:style-name="ce17" table:formula="of:=((SQRT([.M19])+SQRT([.N19]))*[.$L$2]/(1.61E-019*1000*[.$M$2]))" office:value-type="float" office:value="8764248939796.16" calcext:value-type="float">
            <text:p>8.76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9]/([.K19]*[.Q19]*[.$K$2]*[.AC19]*[.S19])" office:value-type="float" office:value="1.85214857391754" calcext:value-type="float">
            <text:p>1.85</text:p>
          </table:table-cell>
          <table:table-cell table:formula="of:=1E+027*[.P19]/([.K19]*[.Q19]*[.$K$2]*1*[.AC19])" office:value-type="float" office:value="0.0135811731700196" calcext:value-type="float">
            <text:p>0.01</text:p>
          </table:table-cell>
          <table:table-cell table:formula="of:=SQRT(([.AD19]/[.AC19])^2+([.J19]/[.I19])^2+([.R19]/[.Q19])^2)" office:value-type="float" office:value="0.0148860712262308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22" table:formula="of:=[.AA19]/([.AA19]+[.Y19])" office:value-type="float" office:value="0.995547773598816" calcext:value-type="float">
            <text:p>0.996</text:p>
          </table:table-cell>
          <table:table-cell table:style-name="ce22" table:formula="of:=[.AC19]*SQRT(([.AB19]/[.AA19])^2+([.AB19]^2+[.Z19]^2)/([.AA19]+[.Y19])^2)" office:value-type="float" office:value="0.00338476418853331" calcext:value-type="float">
            <text:p>0.003</text:p>
          </table:table-cell>
          <table:table-cell table:number-columns-repeated="3"/>
          <table:table-cell table:formula="of:=(([.M19]-[.N19])*[.$L$2])/([.$M$2]*1.61E-019*1000)" office:value-type="float" office:value="4617142857142858" calcext:value-type="float">
            <text:p>4.62E+15</text:p>
          </table:table-cell>
          <table:table-cell office:value-type="float" office:value="712" calcext:value-type="float">
            <text:p>712</text:p>
          </table:table-cell>
          <table:table-cell table:formula="of:=[.AI19]*[.$AF$8]" office:value-type="float" office:value="41367200000" calcext:value-type="float">
            <text:p>4.14E+10</text:p>
          </table:table-cell>
          <table:table-cell table:formula="of:=[.AJ19]/[.$M$2]" office:value-type="float" office:value="41367200000" calcext:value-type="float">
            <text:p>4.1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31.55" calcext:value-type="float">
            <text:p>1331.5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20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5265" calcext:value-type="float">
            <text:p>5265</text:p>
          </table:table-cell>
          <table:table-cell office:value-type="float" office:value="78" calcext:value-type="float">
            <text:p>78</text:p>
          </table:table-cell>
          <table:table-cell table:style-name="ce9" table:formula="of:=[.AH20]*[.$AF$12] + [.AJ20]" office:value-type="float" office:value="4.3958246244646E+015" calcext:value-type="float">
            <text:p>4.40E+15</text:p>
          </table:table-cell>
          <table:table-cell table:style-name="ce17" table:formula="of:=((SQRT([.M20])+SQRT([.N20]))*[.$L$2]/(1.61E-019*1000*[.$M$2]))" office:value-type="float" office:value="8330120805536.55" calcext:value-type="float">
            <text:p>8.3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0]/([.K20]*[.Q20]*[.$K$2]*[.AC20]*[.S20])" office:value-type="float" office:value="0.471402904846144" calcext:value-type="float">
            <text:p>0.47</text:p>
          </table:table-cell>
          <table:table-cell table:formula="of:=1E+027*[.P20]/([.K20]*[.Q20]*[.$K$2]*1*[.AC20])" office:value-type="float" office:value="0.00691390927107678" calcext:value-type="float">
            <text:p>0.01</text:p>
          </table:table-cell>
          <table:table-cell table:formula="of:=SQRT(([.AD20]/[.AC20])^2+([.J20]/[.I20])^2+([.R20]/[.Q20])^2)" office:value-type="float" office:value="0.015172488190788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22" table:formula="of:=[.AA20]/([.AA20]+[.Y20])" office:value-type="float" office:value="0.995332391798632" calcext:value-type="float">
            <text:p>0.995</text:p>
          </table:table-cell>
          <table:table-cell table:style-name="ce22" table:formula="of:=[.AC20]*SQRT(([.AB20]/[.AA20])^2+([.AB20]^2+[.Z20]^2)/([.AA20]+[.Y20])^2)" office:value-type="float" office:value="0.00447115952099112" calcext:value-type="float">
            <text:p>0.004</text:p>
          </table:table-cell>
          <table:table-cell table:number-columns-repeated="3"/>
          <table:table-cell table:formula="of:=(([.M20]-[.N20])*[.$L$2])/([.$M$2]*1.61E-019*1000)" office:value-type="float" office:value="4394906832298137" calcext:value-type="float">
            <text:p>4.39E+15</text:p>
          </table:table-cell>
          <table:table-cell office:value-type="float" office:value="668" calcext:value-type="float">
            <text:p>668</text:p>
          </table:table-cell>
          <table:table-cell table:formula="of:=[.AI20]*[.$AF$8]" office:value-type="float" office:value="38810800000" calcext:value-type="float">
            <text:p>3.88E+10</text:p>
          </table:table-cell>
          <table:table-cell table:formula="of:=[.AJ20]/[.$M$2]" office:value-type="float" office:value="38810800000" calcext:value-type="float">
            <text:p>3.88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33.47" calcext:value-type="float">
            <text:p>1333.4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21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3330" calcext:value-type="float">
            <text:p>3330</text:p>
          </table:table-cell>
          <table:table-cell office:value-type="float" office:value="63" calcext:value-type="float">
            <text:p>63</text:p>
          </table:table-cell>
          <table:table-cell table:style-name="ce9" table:formula="of:=[.AH21]*[.$AF$12] + [.AJ21]" office:value-type="float" office:value="2299461273888199" calcext:value-type="float">
            <text:p>2.30E+15</text:p>
          </table:table-cell>
          <table:table-cell table:style-name="ce17" table:formula="of:=((SQRT([.M21])+SQRT([.N21]))*[.$L$2]/(1.61E-019*1000*[.$M$2]))" office:value-type="float" office:value="6013490615441.05" calcext:value-type="float">
            <text:p>6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1]/([.K21]*[.Q21]*[.$K$2]*[.AC21]*[.S21])" office:value-type="float" office:value="0.57002547555831" calcext:value-type="float">
            <text:p>0.57</text:p>
          </table:table-cell>
          <table:table-cell table:formula="of:=1E+027*[.P21]/([.K21]*[.Q21]*[.$K$2]*1*[.AC21])" office:value-type="float" office:value="0.0106764230962678" calcext:value-type="float">
            <text:p>0.01</text:p>
          </table:table-cell>
          <table:table-cell table:formula="of:=SQRT(([.AD21]/[.AC21])^2+([.J21]/[.I21])^2+([.R21]/[.Q21])^2)" office:value-type="float" office:value="0.016314662650018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22" table:formula="of:=[.AA21]/([.AA21]+[.Y21])" office:value-type="float" office:value="0.995236378617777" calcext:value-type="float">
            <text:p>0.995</text:p>
          </table:table-cell>
          <table:table-cell table:style-name="ce22" table:formula="of:=[.AC21]*SQRT(([.AB21]/[.AA21])^2+([.AB21]^2+[.Z21]^2)/([.AA21]+[.Y21])^2)" office:value-type="float" office:value="0.0072382457847988" calcext:value-type="float">
            <text:p>0.007</text:p>
          </table:table-cell>
          <table:table-cell table:number-columns-repeated="3"/>
          <table:table-cell table:formula="of:=(([.M21]-[.N21])*[.$L$2])/([.$M$2]*1.61E-019*1000)" office:value-type="float" office:value="2298968944099379" calcext:value-type="float">
            <text:p>2.30E+15</text:p>
          </table:table-cell>
          <table:table-cell office:value-type="float" office:value="560" calcext:value-type="float">
            <text:p>560</text:p>
          </table:table-cell>
          <table:table-cell table:formula="of:=[.AI21]*[.$AF$8]" office:value-type="float" office:value="32536000000" calcext:value-type="float">
            <text:p>3.25E+10</text:p>
          </table:table-cell>
          <table:table-cell table:formula="of:=[.AJ21]/[.$M$2]" office:value-type="float" office:value="32536000000" calcext:value-type="float">
            <text:p>3.25E+10</text:p>
          </table:table-cell>
        </table:table-row>
        <table:table-row table:style-name="ro1">
          <table:table-cell table:number-columns-repeated="16"/>
          <table:table-cell table:style-name="ce9"/>
          <table:table-cell table:style-name="ce17"/>
          <table:table-cell table:number-columns-repeated="2"/>
          <table:table-cell table:style-name="ce19"/>
          <table:table-cell table:number-columns-repeated="7"/>
          <table:table-cell table:style-name="ce22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299.41" calcext:value-type="float">
            <text:p>1299.4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I23]/([.$N$2]*1.661E-018)" office:value-type="float" office:value="1.80085976530731E+017" calcext:value-type="float">
            <text:p>1.80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9859" calcext:value-type="float">
            <text:p>9859</text:p>
          </table:table-cell>
          <table:table-cell office:value-type="float" office:value="102" calcext:value-type="float">
            <text:p>102</text:p>
          </table:table-cell>
          <table:table-cell table:style-name="ce9" table:formula="of:=[.AH23]*[.$AF$12] + [.AJ23]" office:value-type="float" office:value="3.24112457680994E+015" calcext:value-type="float">
            <text:p>3.24E+15</text:p>
          </table:table-cell>
          <table:table-cell table:style-name="ce17" table:formula="of:=((SQRT([.M23])+SQRT([.N23]))*[.$L$2]/(1.61E-019*1000*[.$M$2]))" office:value-type="float" office:value="7082818774911.89" calcext:value-type="float">
            <text:p>7.0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3]/([.K23]*[.Q23]*[.$K$2]*[.AC23]*[.S23])" office:value-type="float" office:value="1.22262318319076" calcext:value-type="float">
            <text:p>1.22</text:p>
          </table:table-cell>
          <table:table-cell table:formula="of:=1E+027*[.P23]/([.K23]*[.Q23]*[.$K$2]*1*[.AC23])" office:value-type="float" office:value="0.0125226178150526" calcext:value-type="float">
            <text:p>0.01</text:p>
          </table:table-cell>
          <table:table-cell table:formula="of:=SQRT(([.AD23]/[.AC23])^2+([.J23]/[.I23])^2+([.R23]/[.Q23])^2)" office:value-type="float" office:value="0.0133748061674392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22" table:formula="of:=[.AA23]/([.AA23]+[.Y23])" office:value-type="float" office:value="0.994653362659371" calcext:value-type="float">
            <text:p>0.995</text:p>
          </table:table-cell>
          <table:table-cell table:style-name="ce22" table:formula="of:=[.AC23]*SQRT(([.AB23]/[.AA23])^2+([.AB23]^2+[.Z23]^2)/([.AA23]+[.Y23])^2)" office:value-type="float" office:value="0.00601022556216232" calcext:value-type="float">
            <text:p>0.006</text:p>
          </table:table-cell>
          <table:table-cell table:number-columns-repeated="3"/>
          <table:table-cell table:formula="of:=(([.M23]-[.N23])*[.$L$2])/([.$M$2]*1.61E-019*1000)" office:value-type="float" office:value="3240447204968944" calcext:value-type="float">
            <text:p>3.24E+15</text:p>
          </table:table-cell>
          <table:table-cell office:value-type="float" office:value="504" calcext:value-type="float">
            <text:p>504</text:p>
          </table:table-cell>
          <table:table-cell table:formula="of:=[.AI23]*[.$AF$8]" office:value-type="float" office:value="29282400000" calcext:value-type="float">
            <text:p>2.93E+10</text:p>
          </table:table-cell>
          <table:table-cell table:formula="of:=[.AJ23]/[.$M$2]" office:value-type="float" office:value="29282400000" calcext:value-type="float">
            <text:p>2.93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298.76" calcext:value-type="float">
            <text:p>1298.7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24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71796" calcext:value-type="float">
            <text:p>71796</text:p>
          </table:table-cell>
          <table:table-cell office:value-type="float" office:value="279" calcext:value-type="float">
            <text:p>279</text:p>
          </table:table-cell>
          <table:table-cell table:style-name="ce9" table:formula="of:=[.AH24]*[.$AF$12] + [.AJ24]" office:value-type="float" office:value="4618107652914286" calcext:value-type="float">
            <text:p>4.62E+15</text:p>
          </table:table-cell>
          <table:table-cell table:style-name="ce17" table:formula="of:=((SQRT([.M24])+SQRT([.N24]))*[.$L$2]/(1.61E-019*1000*[.$M$2]))" office:value-type="float" office:value="8764248939796.16" calcext:value-type="float">
            <text:p>8.76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4]/([.K24]*[.Q24]*[.$K$2]*[.AC24]*[.S24])" office:value-type="float" office:value="6.11753503303048" calcext:value-type="float">
            <text:p>6.12</text:p>
          </table:table-cell>
          <table:table-cell table:formula="of:=1E+027*[.P24]/([.K24]*[.Q24]*[.$K$2]*1*[.AC24])" office:value-type="float" office:value="0.0235350764871768" calcext:value-type="float">
            <text:p>0.02</text:p>
          </table:table-cell>
          <table:table-cell table:formula="of:=SQRT(([.AD24]/[.AC24])^2+([.J24]/[.I24])^2+([.R24]/[.Q24])^2)" office:value-type="float" office:value="0.0148860712262308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22" table:formula="of:=[.AA24]/([.AA24]+[.Y24])" office:value-type="float" office:value="0.995547773598816" calcext:value-type="float">
            <text:p>0.996</text:p>
          </table:table-cell>
          <table:table-cell table:style-name="ce22" table:formula="of:=[.AC24]*SQRT(([.AB24]/[.AA24])^2+([.AB24]^2+[.Z24]^2)/([.AA24]+[.Y24])^2)" office:value-type="float" office:value="0.00338476418853331" calcext:value-type="float">
            <text:p>0.003</text:p>
          </table:table-cell>
          <table:table-cell table:number-columns-repeated="3"/>
          <table:table-cell table:formula="of:=(([.M24]-[.N24])*[.$L$2])/([.$M$2]*1.61E-019*1000)" office:value-type="float" office:value="4617142857142858" calcext:value-type="float">
            <text:p>4.62E+15</text:p>
          </table:table-cell>
          <table:table-cell office:value-type="float" office:value="712" calcext:value-type="float">
            <text:p>712</text:p>
          </table:table-cell>
          <table:table-cell table:formula="of:=[.AI24]*[.$AF$8]" office:value-type="float" office:value="41367200000" calcext:value-type="float">
            <text:p>4.14E+10</text:p>
          </table:table-cell>
          <table:table-cell table:formula="of:=[.AJ24]/[.$M$2]" office:value-type="float" office:value="41367200000" calcext:value-type="float">
            <text:p>4.1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03.35" calcext:value-type="float">
            <text:p>1303.3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25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20059" calcext:value-type="float">
            <text:p>20059</text:p>
          </table:table-cell>
          <table:table-cell office:value-type="float" office:value="146" calcext:value-type="float">
            <text:p>146</text:p>
          </table:table-cell>
          <table:table-cell table:style-name="ce9" table:formula="of:=[.AH25]*[.$AF$12] + [.AJ25]" office:value-type="float" office:value="4.3958246244646E+015" calcext:value-type="float">
            <text:p>4.40E+15</text:p>
          </table:table-cell>
          <table:table-cell table:style-name="ce17" table:formula="of:=((SQRT([.M25])+SQRT([.N25]))*[.$L$2]/(1.61E-019*1000*[.$M$2]))" office:value-type="float" office:value="8330120805536.55" calcext:value-type="float">
            <text:p>8.3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5]/([.K25]*[.Q25]*[.$K$2]*[.AC25]*[.S25])" office:value-type="float" office:value="1.79598686957432" calcext:value-type="float">
            <text:p>1.80</text:p>
          </table:table-cell>
          <table:table-cell table:formula="of:=1E+027*[.P25]/([.K25]*[.Q25]*[.$K$2]*1*[.AC25])" office:value-type="float" office:value="0.0129414199176565" calcext:value-type="float">
            <text:p>0.01</text:p>
          </table:table-cell>
          <table:table-cell table:formula="of:=SQRT(([.AD25]/[.AC25])^2+([.J25]/[.I25])^2+([.R25]/[.Q25])^2)" office:value-type="float" office:value="0.015172488190788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22" table:formula="of:=[.AA25]/([.AA25]+[.Y25])" office:value-type="float" office:value="0.995332391798632" calcext:value-type="float">
            <text:p>0.995</text:p>
          </table:table-cell>
          <table:table-cell table:style-name="ce22" table:formula="of:=[.AC25]*SQRT(([.AB25]/[.AA25])^2+([.AB25]^2+[.Z25]^2)/([.AA25]+[.Y25])^2)" office:value-type="float" office:value="0.00447115952099112" calcext:value-type="float">
            <text:p>0.004</text:p>
          </table:table-cell>
          <table:table-cell table:number-columns-repeated="3"/>
          <table:table-cell table:formula="of:=(([.M25]-[.N25])*[.$L$2])/([.$M$2]*1.61E-019*1000)" office:value-type="float" office:value="4394906832298137" calcext:value-type="float">
            <text:p>4.39E+15</text:p>
          </table:table-cell>
          <table:table-cell office:value-type="float" office:value="668" calcext:value-type="float">
            <text:p>668</text:p>
          </table:table-cell>
          <table:table-cell table:formula="of:=[.AI25]*[.$AF$8]" office:value-type="float" office:value="38810800000" calcext:value-type="float">
            <text:p>3.88E+10</text:p>
          </table:table-cell>
          <table:table-cell table:formula="of:=[.AJ25]/[.$M$2]" office:value-type="float" office:value="38810800000" calcext:value-type="float">
            <text:p>3.88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04.47" calcext:value-type="float">
            <text:p>1304.4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26]/([.$N$2]*1.661E-018)" office:value-type="float" office:value="1.83782756107608E+017" calcext:value-type="float">
            <text:p>1.84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10439" calcext:value-type="float">
            <text:p>10439</text:p>
          </table:table-cell>
          <table:table-cell office:value-type="float" office:value="106" calcext:value-type="float">
            <text:p>106</text:p>
          </table:table-cell>
          <table:table-cell table:style-name="ce9" table:formula="of:=[.AH26]*[.$AF$12] + [.AJ26]" office:value-type="float" office:value="2299461273888199" calcext:value-type="float">
            <text:p>2.30E+15</text:p>
          </table:table-cell>
          <table:table-cell table:style-name="ce17" table:formula="of:=((SQRT([.M26])+SQRT([.N26]))*[.$L$2]/(1.61E-019*1000*[.$M$2]))" office:value-type="float" office:value="6013490615441.05" calcext:value-type="float">
            <text:p>6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6]/([.K26]*[.Q26]*[.$K$2]*[.AC26]*[.S26])" office:value-type="float" office:value="1.78693571752348" calcext:value-type="float">
            <text:p>1.79</text:p>
          </table:table-cell>
          <table:table-cell table:formula="of:=1E+027*[.P26]/([.K26]*[.Q26]*[.$K$2]*1*[.AC26])" office:value-type="float" office:value="0.0179635055270538" calcext:value-type="float">
            <text:p>0.02</text:p>
          </table:table-cell>
          <table:table-cell table:formula="of:=SQRT(([.AD26]/[.AC26])^2+([.J26]/[.I26])^2+([.R26]/[.Q26])^2)" office:value-type="float" office:value="0.016314662650018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22" table:formula="of:=[.AA26]/([.AA26]+[.Y26])" office:value-type="float" office:value="0.995236378617777" calcext:value-type="float">
            <text:p>0.995</text:p>
          </table:table-cell>
          <table:table-cell table:style-name="ce22" table:formula="of:=[.AC26]*SQRT(([.AB26]/[.AA26])^2+([.AB26]^2+[.Z26]^2)/([.AA26]+[.Y26])^2)" office:value-type="float" office:value="0.0072382457847988" calcext:value-type="float">
            <text:p>0.007</text:p>
          </table:table-cell>
          <table:table-cell table:number-columns-repeated="3"/>
          <table:table-cell table:formula="of:=(([.M26]-[.N26])*[.$L$2])/([.$M$2]*1.61E-019*1000)" office:value-type="float" office:value="2298968944099379" calcext:value-type="float">
            <text:p>2.30E+15</text:p>
          </table:table-cell>
          <table:table-cell office:value-type="float" office:value="560" calcext:value-type="float">
            <text:p>560</text:p>
          </table:table-cell>
          <table:table-cell table:formula="of:=[.AI26]*[.$AF$8]" office:value-type="float" office:value="32536000000" calcext:value-type="float">
            <text:p>3.25E+10</text:p>
          </table:table-cell>
          <table:table-cell table:formula="of:=[.AJ26]/[.$M$2]" office:value-type="float" office:value="32536000000" calcext:value-type="float">
            <text:p>3.25E+10</text:p>
          </table:table-cell>
        </table:table-row>
        <table:table-row table:style-name="ro1" table:number-rows-repeated="12">
          <table:table-cell table:number-columns-repeated="33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0" loext:min-decimal-places="0" number:min-integer-digits="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  <number:text>.</number:text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/00/0000</text:date>, <text:time style:data-style-name="N2" text:time-value="11:37:35.480747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37:39.405907227</meta:creation-date>
    <dc:date>2019-01-17T16:56:28.031208371</dc:date>
    <meta:editing-duration>PT28M27S</meta:editing-duration>
    <meta:editing-cycles>5</meta:editing-cycles>
    <meta:generator>LibreOffice/5.3.6.1$Linux_X86_64 LibreOffice_project/30$Build-1</meta:generator>
    <meta:document-statistic meta:table-count="2" meta:cell-count="801" meta:object-count="0"/>
  </office:meta>
</office:document-meta>
</file>